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3.9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3.9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4.1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0.4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339cm" fo:min-width="0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draw:fill="none" draw:fill-color="#ffffff" draw:auto-grow-height="true" draw:auto-grow-width="false" fo:max-height="0cm" fo:min-height="0.937cm"/>
    </style:style>
    <style:style style:name="gr10" style:family="graphic" style:parent-style-name="standard">
      <style:graphic-properties draw:textarea-horizontal-align="justify" draw:textarea-vertical-align="middle" draw:auto-grow-height="false" fo:min-height="1.042cm" fo:min-width="4.91cm"/>
    </style:style>
    <style:style style:name="gr11" style:family="graphic" style:parent-style-name="standard">
      <style:graphic-properties draw:textarea-horizontal-align="justify" draw:textarea-vertical-align="middle" draw:auto-grow-height="false" fo:min-height="1.242cm" fo:min-width="3.9cm"/>
    </style:style>
    <style:style style:name="gr12" style:family="graphic" style:parent-style-name="standard">
      <style:graphic-properties draw:textarea-horizontal-align="justify" draw:textarea-vertical-align="middle" draw:auto-grow-height="false" fo:min-height="1.349cm" fo:min-width="4.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083cm" fo:min-width="1.9cm"/>
    </style:style>
    <style:style style:name="gr16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17" style:family="graphic" style:parent-style-name="standard">
      <style:graphic-properties draw:textarea-horizontal-align="justify" draw:textarea-vertical-align="middle" draw:auto-grow-height="false" fo:min-height="1.749cm" fo:min-width="4.1cm"/>
    </style:style>
    <style:style style:name="gr18" style:family="graphic" style:parent-style-name="standard">
      <style:graphic-properties draw:textarea-horizontal-align="justify" draw:textarea-vertical-align="middle" draw:auto-grow-height="false" fo:min-height="1.549cm" fo:min-width="6.9cm"/>
    </style:style>
    <style:style style:name="gr19" style:family="graphic" style:parent-style-name="standard">
      <style:graphic-properties draw:textarea-horizontal-align="justify" draw:textarea-vertical-align="middle" draw:auto-grow-height="false" fo:min-height="1.749cm" fo:min-width="5.099cm"/>
    </style:style>
    <style:style style:name="gr20" style:family="graphic" style:parent-style-name="standard">
      <style:graphic-properties draw:textarea-horizontal-align="justify" draw:textarea-vertical-align="middle" draw:auto-grow-height="false" fo:min-height="0.929cm" fo:min-width="1.904cm"/>
    </style:style>
    <style:style style:name="gr21" style:family="graphic" style:parent-style-name="standard">
      <style:graphic-properties draw:textarea-horizontal-align="justify" draw:textarea-vertical-align="middle" draw:auto-grow-height="false" fo:min-height="0.787cm" fo:min-width="1.798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0.739cm" fo:min-width="3.178cm"/>
    </style:style>
    <style:style style:name="gr25" style:family="graphic" style:parent-style-name="standard">
      <style:graphic-properties draw:textarea-horizontal-align="justify" draw:textarea-vertical-align="middle" draw:auto-grow-height="false" fo:min-height="1.55cm" fo:min-width="5.3cm"/>
    </style:style>
    <style:style style:name="gr26" style:family="graphic" style:parent-style-name="standard">
      <style:graphic-properties draw:textarea-horizontal-align="justify" draw:textarea-vertical-align="middle" draw:auto-grow-height="false" fo:min-height="1.242cm" fo:min-width="6.7cm"/>
    </style:style>
    <style:style style:name="gr27" style:family="graphic" style:parent-style-name="standard">
      <style:graphic-properties draw:textarea-horizontal-align="justify" draw:textarea-vertical-align="middle" draw:auto-grow-height="false" fo:min-height="1.749cm" fo:min-width="4.5cm"/>
    </style:style>
    <style:style style:name="gr28" style:family="graphic" style:parent-style-name="standard">
      <style:graphic-properties draw:textarea-horizontal-align="justify" draw:textarea-vertical-align="middle" draw:auto-grow-height="false" fo:min-height="1.55cm" fo:min-width="13.3cm"/>
    </style:style>
    <style:style style:name="gr29" style:family="graphic" style:parent-style-name="standard">
      <style:graphic-properties draw:textarea-horizontal-align="justify" draw:textarea-vertical-align="middle" draw:auto-grow-height="false" fo:min-height="1.749cm" fo:min-width="5.5cm"/>
    </style:style>
    <style:style style:name="gr30" style:family="graphic" style:parent-style-name="standard">
      <style:graphic-properties draw:textarea-horizontal-align="justify" draw:textarea-vertical-align="middle" draw:auto-grow-height="false" fo:min-height="1.27cm" fo:min-width="1.7cm"/>
    </style:style>
    <style:style style:name="gr31" style:family="graphic" style:parent-style-name="standard">
      <style:graphic-properties draw:textarea-horizontal-align="justify" draw:textarea-vertical-align="middle" draw:auto-grow-height="false" fo:min-height="1.35cm" fo:min-width="2.1cm"/>
    </style:style>
    <style:style style:name="gr32" style:family="graphic" style:parent-style-name="standard">
      <style:graphic-properties draw:textarea-horizontal-align="justify" draw:textarea-vertical-align="middle" draw:auto-grow-height="false" fo:min-height="1.203cm" fo:min-width="2.9cm"/>
    </style:style>
    <style:style style:name="gr33" style:family="graphic" style:parent-style-name="standard">
      <style:graphic-properties draw:textarea-horizontal-align="justify" draw:textarea-vertical-align="middle" draw:auto-grow-height="false" fo:min-height="1.07cm" fo:min-width="2.255cm"/>
    </style:style>
    <style:style style:name="gr34" style:family="graphic" style:parent-style-name="standard">
      <style:graphic-properties draw:textarea-horizontal-align="justify" draw:textarea-vertical-align="middle" draw:auto-grow-height="false" fo:min-height="1.27cm" fo:min-width="2.255cm"/>
    </style:style>
    <style:style style:name="gr35" style:family="graphic" style:parent-style-name="standard">
      <style:graphic-properties draw:textarea-horizontal-align="justify" draw:textarea-vertical-align="middle" draw:auto-grow-height="false" fo:min-height="1.47cm" fo:min-width="1.855cm"/>
    </style:style>
    <style:style style:name="gr36" style:family="graphic" style:parent-style-name="standard">
      <style:graphic-properties draw:textarea-horizontal-align="justify" draw:textarea-vertical-align="middle" draw:auto-grow-height="false" fo:min-height="1.75cm" fo:min-width="3.055cm"/>
    </style:style>
    <style:style style:name="gr37" style:family="graphic" style:parent-style-name="standard">
      <style:graphic-properties draw:textarea-horizontal-align="justify" draw:textarea-vertical-align="middle" draw:auto-grow-height="false" fo:min-height="4.749cm" fo:min-width="7.499cm"/>
    </style:style>
    <style:style style:name="gr38" style:family="graphic" style:parent-style-name="standard">
      <style:graphic-properties draw:textarea-horizontal-align="justify" draw:textarea-vertical-align="middle" draw:auto-grow-height="false" fo:min-height="4.749cm" fo:min-width="7.7cm"/>
    </style:style>
    <style:style style:name="gr39" style:family="graphic" style:parent-style-name="standard">
      <style:graphic-properties draw:textarea-horizontal-align="justify" draw:textarea-vertical-align="middle" draw:auto-grow-height="false" fo:min-height="3.75cm" fo:min-width="4.7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OOTA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ifi conne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style-name="gr2" draw:text-style-name="P2" xml:id="id4" draw:id="id4" draw:layer="layout" svg:width="4.4cm" svg:height="0.8cm" svg:x="5.2cm" svg:y="13.4cm">
          <text:p text:style-name="P2">ROM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4cm" svg:height="1.2cm" svg:x="23.8cm" svg:y="5.5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4.6cm" svg:height="0.9cm" svg:x="3.2cm" svg:y="5.3cm">
          <text:p text:style-name="P2">Device</text:p>
          <draw:enhanced-geometry svg:viewBox="0 0 21600 21600" draw:mirror-vertical="false" draw:type="rectangle" draw:enhanced-path="M 0 0 L 21600 0 21600 21600 0 21600 0 0 Z N"/>
        </draw:custom-shape>
        <draw:connector draw:style-name="gr5" draw:text-style-name="P2" xml:id="id32" draw:id="id32" draw:layer="layout" draw:line-skew="-0.599cm" svg:x1="5.5cm" svg:y1="5.3cm" svg:x2="26cm" svg:y2="5.5cm" draw:start-shape="id1" draw:start-glue-point="0" draw:end-shape="id2" draw:end-glue-point="0" svg:d="M5500 5300v-1100h20500v1300" svg:viewBox="0 0 20501 1301">
          <text:p text:style-name="P2">api_key, ip, prod,reset</text:p>
        </draw:connector>
        <draw:connector draw:style-name="gr5" draw:text-style-name="P2" xml:id="id33" draw:id="id33" draw:layer="layout" draw:line-skew="0.299cm" svg:x1="5.5cm" svg:y1="6.2cm" svg:x2="26cm" svg:y2="6.7cm" draw:start-shape="id1" draw:start-glue-point="2" draw:end-shape="id2" draw:end-glue-point="2" svg:d="M5500 6200v1300h20500v-800" svg:viewBox="0 0 20501 1301">
          <text:p text:style-name="P2">recieved_apikey, ssid, password</text:p>
        </draw:connector>
        <draw:connector draw:style-name="gr5" draw:text-style-name="P2" xml:id="id31" draw:id="id31" draw:layer="layout" svg:x1="2.7cm" svg:y1="10cm" svg:x2="5.2cm" svg:y2="13.8cm" draw:start-shape="id3" draw:start-glue-point="6" draw:end-shape="id4" draw:end-glue-point="3" svg:d="M2700 10000v3800h2500" svg:viewBox="0 0 2501 3801">
          <text:p text:style-name="P2"><text:s/>api_key=fetch_api_key</text:p>
        </draw:connector>
        <draw:connector draw:style-name="gr5" draw:text-style-name="P2" xml:id="id34" draw:id="id34" draw:layer="layout" draw:line-skew="1.699cm" svg:x1="9.6cm" svg:y1="13.8cm" svg:x2="7.8cm" svg:y2="5.75cm" draw:start-shape="id4" draw:start-glue-point="1" draw:end-shape="id1" draw:end-glue-point="1" svg:d="M9600 13800h2200v-8050h-4000" svg:viewBox="0 0 4001 8051">
          <text:p text:style-name="P2">Store</text:p>
        </draw:connector>
        <draw:custom-shape draw:style-name="gr6" draw:text-style-name="P2" xml:id="id3" draw:id="id3" draw:layer="layout" svg:width="1.8cm" svg:height="0.999cm" svg:x="1.8cm" svg:y="9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xml:id="id30" draw:id="id30" draw:layer="layout" svg:x1="3.2cm" svg:y1="5.75cm" svg:x2="2.7cm" svg:y2="9.001cm" draw:start-shape="id1" draw:start-glue-point="3" draw:end-shape="id3" draw:end-glue-point="4" svg:d="M3200 5750h-501v1850h1v1401" svg:viewBox="0 0 502 3252">
          <text:p text:style-name="P2">if reset=1</text:p>
        </draw:connector>
        <draw:frame draw:style-name="gr7" draw:text-style-name="P4" xml:id="id5" draw:id="id5" draw:layer="layout" svg:width="8.338cm" svg:height="1.589cm" svg:x="8cm" svg:y="15.927cm">
          <draw:text-box>
            <text:p xml:id="id36" text:id="id36" text:style-name="P3"><text:span text:style-name="T1">api_key = </text:span>recieved_apikey; </text:p>
            <text:p xml:id="id37" text:id="id37">reset=0</text:p>
          </draw:text-box>
        </draw:frame>
        <draw:connector draw:style-name="gr8" draw:text-style-name="P2" xml:id="id35" draw:id="id35" draw:layer="layout" svg:x1="7.4cm" svg:y1="14.2cm" svg:x2="8cm" svg:y2="16.721cm" draw:start-shape="id4" draw:start-glue-point="2" draw:end-shape="id5" draw:end-glue-point="3" svg:d="M7400 14200v2521h600" svg:viewBox="0 0 601 2522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iral-in">
                  <anim:set smil:begin="0s" smil:dur="0.0005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animate smil:dur="0.5s" smil:fill="hold" smil:targetElement="id2" smil:attributeName="x" smil:values="0;1" smil:keyTimes="0;1" anim:formula="x+(cos(-2*pi*(1-$))*-x-sin(-2*pi*(1-$))*(1-y))*(1-$)"/>
                  <anim:animate smil:dur="0.5s" smil:fill="hold" smil:targetElement="id2" smil:attributeName="y" smil:values="0;1" smil:keyTimes="0;1" anim:formula="y+(sin(-2*pi*(1-$))*-x+cos(-2*pi*(1-$))*(1-y))*(1-$)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0255s" smil:fill="hold" smil:targetElement="id30" smil:attributeName="visibility" smil:to="visible"/>
                  <anim:transitionFilter smil:dur="0.51s" smil:targetElement="id30" smil:type="ellipseWipe" smil:subtype="horizontal" smil:direction="rever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0102s" smil:fill="hold" smil:targetElement="id31" smil:attributeName="visibility" smil:to="visible"/>
                  <anim:animate smil:dur="0.51s" smil:fill="hold" smil:targetElement="id31" smil:attributeName="x" smil:values="x;x" smil:keyTimes="0;1"/>
                  <anim:animate smil:dur="0.51s" smil:fill="hold" smil:targetElement="id31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3" smil:attributeName="visibility" smil:to="visible"/>
                  <anim:transitionFilter smil:dur="0.5s" smil:targetElement="id33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015s" smil:fill="hold" smil:targetElement="id34" smil:attributeName="visibility" smil:to="visible"/>
                  <anim:transitionFilter smil:dur="0.3s" smil:targetElement="id34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.02cm" presentation:class="outline" presentation:user-transformed="true">
          <draw:text-box>
            <text:list text:style-name="L3">
              <text:list-item>
                <text:p>Assuming only reason for apikey sent by server is not stored correctly is interrupt by reset or powerloss. So, setup() should set `reset` to 1. store() should set `reset` to 0 after storing in ROM and global `apikey`. fetch() should see if reset is 0 then fetch from ROM and copy to `apikey` and return `apikey`.</text:p>
              </text:list-item>
              <text:list-item>
                <text:p>Using fetch_apikey as a function and apikey0 as a variable in global scope of ROM.h. Currenty, apikey0 is used by wifi.h.</text:p>
              </text:list-item>
            </text:list>
          </draw:text-box>
        </draw:frame>
        <draw:frame presentation:style-name="pr7" draw:layer="layout" svg:width="24.599cm" svg:height="3.507cm" svg:x="2cm" svg:y="0.836cm" presentation:class="title">
          <draw:text-box>
            <text:p>Consider</text:p>
          </draw:text-box>
        </draw:frame>
        <draw:frame draw:style-name="gr9" draw:text-style-name="P5" draw:layer="layout" svg:width="7.999cm" svg:height="1.187cm" svg:x="3cm" svg:y="4.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ter Transa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style-name="gr10" draw:text-style-name="P2" xml:id="id6" draw:id="id6" draw:layer="layout" svg:width="5.41cm" svg:height="1.292cm" svg:x="7.99cm" svg:y="17.2cm">
          <text:p text:style-name="P2">client</text:p>
          <draw:enhanced-geometry svg:viewBox="0 0 21600 21600" draw:type="rectangle" draw:enhanced-path="M 0 0 L 21600 0 21600 21600 0 21600 0 0 Z N"/>
        </draw:custom-shape>
        <draw:custom-shape draw:style-name="gr11" draw:text-style-name="P2" xml:id="id7" draw:id="id7" draw:layer="layout" svg:width="4.4cm" svg:height="1.492cm" svg:x="19cm" svg:y="8.762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12" draw:text-style-name="P2" xml:id="id8" draw:id="id8" draw:layer="layout" svg:width="4.6cm" svg:height="1.599cm" svg:x="2.8cm" svg:y="8.4cm">
          <text:p text:style-name="P2">Device</text:p>
          <draw:enhanced-geometry svg:viewBox="0 0 21600 21600" draw:type="rectangle" draw:enhanced-path="M 0 0 L 21600 0 21600 21600 0 21600 0 0 Z N"/>
        </draw:custom-shape>
        <draw:connector draw:style-name="gr13" draw:text-style-name="P6" xml:id="id38" draw:id="id38" draw:layer="layout" draw:line-skew="0.8cm" svg:x1="13.4cm" svg:y1="17.846cm" svg:x2="19cm" svg:y2="9.508cm" draw:start-shape="id6" draw:end-shape="id7" svg:d="M13400 17846h3600v-8338h2000" svg:viewBox="0 0 5601 8339">
          <text:p text:style-name="P2">txn</text:p>
        </draw:connector>
        <draw:connector draw:style-name="gr13" draw:text-style-name="P6" xml:id="id39" draw:id="id39" draw:layer="layout" draw:line-skew="1.699cm" svg:x1="23.4cm" svg:y1="9.508cm" svg:x2="13.4cm" svg:y2="17.846cm" draw:start-shape="id7" draw:start-glue-point="1" draw:end-shape="id6" draw:end-glue-point="1" svg:d="M23400 9508h2200v8338h-12200" svg:viewBox="0 0 12201 8339">
          <text:p text:style-name="P2"><text:s text:c="50"/>ip, txn_key, cash_bytes</text:p>
        </draw:connector>
        <draw:connector draw:style-name="gr13" draw:text-style-name="P6" xml:id="id40" draw:id="id40" draw:layer="layout" svg:x1="7.99cm" svg:y1="17.846cm" svg:x2="5.1cm" svg:y2="9.999cm" draw:start-shape="id6" draw:start-glue-point="3" draw:end-shape="id8" draw:end-glue-point="2" svg:d="M7990 17846h-2890v-7847" svg:viewBox="0 0 2891 7848">
          <text:p text:style-name="P2">ip, txn_key, cash_bytes</text:p>
        </draw:connector>
        <draw:connector draw:style-name="gr14" draw:text-style-name="P6" xml:id="id41" draw:id="id41" draw:layer="layout" svg:x1="5.1cm" svg:y1="8.4cm" svg:x2="8.6cm" svg:y2="6.333cm" draw:start-shape="id8" draw:start-glue-point="0" draw:end-shape="id9" draw:end-glue-point="5" svg:d="M5100 8400v-2067h3500" svg:viewBox="0 0 3501 2068">
          <text:p/>
        </draw:connector>
        <draw:custom-shape draw:style-name="gr15" draw:text-style-name="P2" xml:id="id9" draw:id="id9" draw:layer="layout" svg:width="4.8cm" svg:height="2.665cm" svg:x="8.6cm" svg:y="5cm">
          <text:p text:style-name="P2">If valid data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6" xml:id="id42" draw:id="id42" draw:layer="layout" svg:x1="13.4cm" svg:y1="6.333cm" svg:x2="21.2cm" svg:y2="8.762cm" draw:start-shape="id9" draw:start-glue-point="7" draw:end-shape="id7" draw:end-glue-point="0" svg:d="M13400 6333h7800v2429" svg:viewBox="0 0 7801 2430">
          <text:p text:style-name="P2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ser authenticated, plan limit -used &gt; request, product i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la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style-name="gr16" draw:text-style-name="P2" xml:id="id12" draw:id="id12" draw:layer="layout" svg:width="4.2cm" svg:height="1.8cm" svg:x="19.8cm" svg:y="10.2cm">
          <text:p text:style-name="P2">Product</text:p>
          <draw:enhanced-geometry svg:viewBox="0 0 21600 21600" draw:type="rectangle" draw:enhanced-path="M 0 0 L 21600 0 21600 21600 0 21600 0 0 Z N"/>
        </draw:custom-shape>
        <draw:custom-shape draw:style-name="gr17" draw:text-style-name="P2" xml:id="id10" draw:id="id10" draw:layer="layout" svg:width="4.6cm" svg:height="1.999cm" svg:x="11.8cm" svg:y="7.2cm">
          <text:p text:style-name="P2">Plan</text:p>
          <draw:enhanced-geometry svg:viewBox="0 0 21600 21600" draw:type="rectangle" draw:enhanced-path="M 0 0 L 21600 0 21600 21600 0 21600 0 0 Z N"/>
        </draw:custom-shape>
        <draw:custom-shape draw:style-name="gr18" draw:text-style-name="P2" xml:id="id15" draw:id="id15" draw:layer="layout" svg:width="7.4cm" svg:height="1.799cm" svg:x="18.2cm" svg:y="14.4cm">
          <text:p text:style-name="P2">owner</text:p>
          <draw:enhanced-geometry svg:viewBox="0 0 21600 21600" draw:type="rectangle" draw:enhanced-path="M 0 0 L 21600 0 21600 21600 0 21600 0 0 Z N"/>
        </draw:custom-shape>
        <draw:custom-shape draw:style-name="gr19" draw:text-style-name="P2" xml:id="id11" draw:id="id11" draw:layer="layout" svg:width="5.599cm" svg:height="1.999cm" svg:x="2.8cm" svg:y="10.401cm">
          <text:p text:style-name="P2">User</text:p>
          <draw:enhanced-geometry svg:viewBox="0 0 21600 21600" draw:type="rectangle" draw:enhanced-path="M 0 0 L 21600 0 21600 21600 0 21600 0 0 Z N"/>
        </draw:custom-shape>
        <draw:connector draw:style-name="gr13" draw:text-style-name="P6" xml:id="id43" draw:id="id43" draw:layer="layout" svg:x1="11.8cm" svg:y1="8.199cm" svg:x2="8.399cm" svg:y2="11.4cm" draw:start-shape="id10" draw:start-glue-point="3" draw:end-shape="id11" draw:end-glue-point="1" svg:d="M11800 8199h-1701v3201h-1700" svg:viewBox="0 0 3402 3202">
          <text:p text:style-name="P2">creates</text:p>
        </draw:connector>
        <draw:connector draw:style-name="gr14" draw:text-style-name="P6" xml:id="id44" draw:id="id44" draw:layer="layout" svg:x1="16.4cm" svg:y1="8.199cm" svg:x2="19.8cm" svg:y2="11.1cm" draw:start-shape="id10" draw:start-glue-point="1" draw:end-shape="id12" draw:end-glue-point="3" svg:d="M16400 8199h1700v2901h1700" svg:viewBox="0 0 3401 2902">
          <text:p/>
        </draw:connector>
        <draw:custom-shape draw:style-name="gr20" draw:text-style-name="P2" xml:id="id14" draw:id="id14" draw:layer="layout" svg:width="3.4cm" svg:height="1.665cm" svg:x="12.4cm" svg:y="4.335cm">
          <text:p text:style-name="P2">li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13" draw:id="id13" draw:layer="layout" svg:width="3.248cm" svg:height="1.465cm" svg:x="2.952cm" svg:y="4.935cm">
          <text:p text:style-name="P2">us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6" xml:id="id45" draw:id="id45" draw:layer="layout" draw:type="lines" svg:x1="4.576cm" svg:y1="6.4cm" svg:x2="14.1cm" svg:y2="7.2cm" draw:start-shape="id13" draw:start-glue-point="8" draw:end-shape="id10" draw:end-glue-point="0" svg:d="M4576 6400v501l9524-203v502" svg:viewBox="0 0 9525 801">
          <text:p/>
        </draw:connector>
        <draw:connector draw:style-name="gr22" draw:text-style-name="P6" xml:id="id46" draw:id="id46" draw:layer="layout" draw:type="lines" draw:line-skew="-0.45cm" svg:x1="14.1cm" svg:y1="6cm" svg:x2="14.1cm" svg:y2="7.2cm" draw:start-shape="id14" draw:start-glue-point="8" draw:end-shape="id10" draw:end-glue-point="0" svg:d="M14100 6000v51 647 502" svg:viewBox="0 0 1 1201">
          <text:p/>
        </draw:connector>
        <draw:connector draw:style-name="gr23" draw:text-style-name="P6" draw:layer="layout" draw:type="line" svg:x1="5.599cm" svg:y1="12.4cm" svg:x2="18.2cm" svg:y2="15.299cm" draw:start-shape="id11" draw:start-glue-point="2" draw:end-shape="id15" svg:d="M5599 12400l12601 2899" svg:viewBox="0 0 12602 2900">
          <text:p/>
        </draw:connector>
        <draw:connector draw:style-name="gr14" draw:text-style-name="P6" draw:layer="layout" svg:x1="21.9cm" svg:y1="12cm" svg:x2="21.9cm" svg:y2="14.4cm" draw:start-shape="id12" draw:start-glue-point="2" draw:end-shape="id15" draw:end-glue-point="0" svg:d="M21900 12000v2400" svg:viewBox="0 0 1 2401">
          <text:p/>
        </draw:connector>
        <draw:custom-shape draw:style-name="gr24" draw:text-style-name="P2" xml:id="id16" draw:id="id16" draw:layer="layout" svg:width="5.2cm" svg:height="1.399cm" svg:x="19.2cm" svg:y="4.8cm">
          <text:p text:style-name="P2">is_activa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xml:id="id47" draw:id="id47" draw:layer="layout" svg:x1="14.1cm" svg:y1="7.2cm" svg:x2="21.8cm" svg:y2="6.199cm" draw:start-shape="id10" draw:start-glue-point="0" draw:end-shape="id16" draw:end-glue-point="8" svg:d="M14100 7200v-502h3700v2h4000v-501" svg:viewBox="0 0 7701 1002">
          <text:p/>
        </draw:connector>
        <draw:connector draw:style-name="gr5" draw:text-style-name="P2" xml:id="id48" draw:id="id48" draw:layer="layout" draw:line-skew="0.699cm" svg:x1="25.6cm" svg:y1="15.299cm" svg:x2="24.4cm" svg:y2="5.5cm" draw:start-shape="id15" draw:start-glue-point="1" draw:end-shape="id16" draw:end-glue-point="10" svg:d="M25600 15299h1200v-9799h-2400" svg:viewBox="0 0 2401 9800">
          <text:p text:style-name="P2">activates</text:p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odel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style-name="gr25" draw:text-style-name="P2" xml:id="id20" draw:id="id20" draw:layer="layout" svg:width="5.8cm" svg:height="1.8cm" svg:x="17.2cm" svg:y="10.2cm">
          <text:p text:style-name="P2">Product ip</text:p>
          <text:p text:style-name="P2">IP, server_key,time</text:p>
          <draw:enhanced-geometry svg:viewBox="0 0 21600 21600" draw:type="rectangle" draw:enhanced-path="M 0 0 L 21600 0 21600 21600 0 21600 0 0 Z N"/>
        </draw:custom-shape>
        <draw:custom-shape draw:style-name="gr26" draw:text-style-name="P2" xml:id="id17" draw:id="id17" draw:layer="layout" svg:width="7.2cm" svg:height="1.492cm" svg:x="8.8cm" svg:y="5.6cm">
          <text:p text:style-name="P2">Product</text:p>
          <text:p text:style-name="P2">Name, count_per_unit</text:p>
          <draw:enhanced-geometry svg:viewBox="0 0 21600 21600" draw:type="rectangle" draw:enhanced-path="M 0 0 L 21600 0 21600 21600 0 21600 0 0 Z N"/>
        </draw:custom-shape>
        <draw:custom-shape draw:style-name="gr27" draw:text-style-name="P2" xml:id="id18" draw:id="id18" draw:layer="layout" svg:width="5cm" svg:height="1.999cm" svg:x="2.2cm" svg:y="14.201cm">
          <text:p text:style-name="P2">User</text:p>
          <text:p text:style-name="P2">password, email</text:p>
          <draw:enhanced-geometry svg:viewBox="0 0 21600 21600" draw:type="rectangle" draw:enhanced-path="M 0 0 L 21600 0 21600 21600 0 21600 0 0 Z N"/>
        </draw:custom-shape>
        <draw:custom-shape draw:style-name="gr28" draw:text-style-name="P2" xml:id="id21" draw:id="id21" draw:layer="layout" svg:width="13.8cm" svg:height="1.8cm" svg:x="12.2cm" svg:y="15cm">
          <text:p text:style-name="P2">WaterTransaction</text:p>
          <text:p text:style-name="P2">dispensed, request, key, cash_bytes, started_on</text:p>
          <draw:enhanced-geometry svg:viewBox="0 0 21600 21600" draw:type="rectangle" draw:enhanced-path="M 0 0 L 21600 0 21600 21600 0 21600 0 0 Z N"/>
        </draw:custom-shape>
        <draw:custom-shape draw:style-name="gr29" draw:text-style-name="P2" xml:id="id19" draw:id="id19" draw:layer="layout" svg:width="6cm" svg:height="1.999cm" svg:x="7.2cm" svg:y="11.8cm">
          <text:p text:style-name="P2">Plan</text:p>
          <text:p text:style-name="P2">Used,limit,is_active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8.8cm" svg:y1="6.346cm" svg:x2="4.7cm" svg:y2="14.201cm" draw:start-shape="id17" draw:start-glue-point="3" draw:end-shape="id18" draw:end-glue-point="0" svg:d="M8800 6346h-4100v7855" svg:viewBox="0 0 4101 7856">
          <text:p text:style-name="P2">owner</text:p>
        </draw:connector>
        <draw:connector draw:style-name="gr14" draw:text-style-name="P6" xml:id="id22" draw:id="id22" draw:layer="layout" svg:x1="13.2cm" svg:y1="12.799cm" svg:x2="13.2cm" svg:y2="12.799cm" draw:start-shape="id19" draw:start-glue-point="1" draw:end-shape="id19" svg:d="M13200 12799z" svg:viewBox="0 0 1 1">
          <text:p/>
        </draw:connector>
        <draw:connector draw:style-name="gr14" draw:text-style-name="P6" draw:layer="layout" svg:x1="10.2cm" svg:y1="13.799cm" svg:x2="7.2cm" svg:y2="15.2cm" draw:start-shape="id19" draw:start-glue-point="2" draw:end-shape="id18" draw:end-glue-point="1" svg:d="M10200 13799v1401h-3000" svg:viewBox="0 0 3001 1402">
          <text:p/>
        </draw:connector>
        <draw:connector draw:style-name="gr14" draw:text-style-name="P6" draw:layer="layout" draw:line-skew="-0.3cm" svg:x1="10.2cm" svg:y1="11.8cm" svg:x2="12.4cm" svg:y2="7.092cm" draw:start-shape="id19" draw:start-glue-point="0" draw:end-shape="id17" svg:d="M10200 11800v-2654h2200v-2054" svg:viewBox="0 0 2201 4709">
          <text:p/>
        </draw:connector>
        <draw:connector draw:style-name="gr14" draw:text-style-name="P6" draw:layer="layout" svg:x1="20.1cm" svg:y1="10.2cm" svg:x2="16cm" svg:y2="6.346cm" draw:start-shape="id20" draw:start-glue-point="0" draw:end-shape="id17" draw:end-glue-point="1" svg:d="M20100 10200v-3854h-4100" svg:viewBox="0 0 4101 3855">
          <text:p/>
        </draw:connector>
        <draw:connector draw:style-name="gr14" draw:text-style-name="P6" draw:layer="layout" draw:line-skew="-1.101cm" svg:x1="19.1cm" svg:y1="15cm" svg:x2="13.2cm" svg:y2="12.799cm" draw:start-shape="id21" draw:start-glue-point="0" draw:end-shape="id22" draw:end-glue-point="0" svg:d="M19100 15000v-2201h-5900" svg:viewBox="0 0 5901 2202">
          <text:p/>
        </draw:connector>
        <draw:custom-shape draw:style-name="gr30" draw:text-style-name="P2" xml:id="id25" draw:id="id25" draw:layer="layout" svg:width="2.2cm" svg:height="1.52cm" svg:x="19.6cm" svg:y="3.08cm">
          <text:p text:style-name="P2">Town</text:p>
          <text:p text:style-name="P2">name</text:p>
          <draw:enhanced-geometry svg:viewBox="0 0 21600 21600" draw:type="rectangle" draw:enhanced-path="M 0 0 L 21600 0 21600 21600 0 21600 0 0 Z N"/>
        </draw:custom-shape>
        <draw:custom-shape draw:style-name="gr31" draw:text-style-name="P2" xml:id="id24" draw:id="id24" draw:layer="layout" svg:width="2.6cm" svg:height="1.6cm" svg:x="15.4cm" svg:y="3cm">
          <text:p text:style-name="P2">Village</text:p>
          <text:p text:style-name="P2">name</text:p>
          <draw:enhanced-geometry svg:viewBox="0 0 21600 21600" draw:type="rectangle" draw:enhanced-path="M 0 0 L 21600 0 21600 21600 0 21600 0 0 Z N"/>
        </draw:custom-shape>
        <draw:custom-shape draw:style-name="gr32" draw:text-style-name="P2" xml:id="id23" draw:id="id23" draw:layer="layout" svg:width="3.4cm" svg:height="1.453cm" svg:x="10.6cm" svg:y="3.2cm">
          <text:p text:style-name="P2">Address</text:p>
          <text:p text:style-name="P2">name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2.4cm" svg:y1="5.6cm" svg:x2="12.3cm" svg:y2="4.653cm" draw:start-shape="id17" draw:start-glue-point="0" draw:end-shape="id23" draw:end-glue-point="2" svg:d="M12400 5600v-474h-100v-473" svg:viewBox="0 0 101 948">
          <text:p/>
        </draw:connector>
        <draw:connector draw:style-name="gr14" draw:text-style-name="P6" draw:layer="layout" svg:x1="14cm" svg:y1="3.926cm" svg:x2="15.4cm" svg:y2="3.8cm" draw:start-shape="id23" draw:start-glue-point="1" draw:end-shape="id24" svg:d="M14000 3926h700v-126h700" svg:viewBox="0 0 1401 127">
          <text:p/>
        </draw:connector>
        <draw:connector draw:style-name="gr14" draw:text-style-name="P6" draw:layer="layout" svg:x1="18cm" svg:y1="3.8cm" svg:x2="19.6cm" svg:y2="3.84cm" draw:start-shape="id24" draw:start-glue-point="1" draw:end-shape="id25" draw:end-glue-point="3" svg:d="M18000 3800h800v40h800" svg:viewBox="0 0 1601 41">
          <text:p/>
        </draw:connector>
        <draw:custom-shape draw:style-name="gr33" draw:text-style-name="P2" xml:id="id26" draw:id="id26" draw:layer="layout" svg:width="2.755cm" svg:height="1.32cm" svg:x="23.045cm" svg:y="3.023cm">
          <text:p text:style-name="P2">District</text:p>
          <text:p text:style-name="P2">name</text:p>
          <draw:enhanced-geometry svg:viewBox="0 0 21600 21600" draw:type="rectangle" draw:enhanced-path="M 0 0 L 21600 0 21600 21600 0 21600 0 0 Z N"/>
        </draw:custom-shape>
        <draw:custom-shape draw:style-name="gr34" draw:text-style-name="P2" xml:id="id27" draw:id="id27" draw:layer="layout" svg:width="2.755cm" svg:height="1.52cm" svg:x="23cm" svg:y="5.4cm">
          <text:p text:style-name="P2">State</text:p>
          <text:p text:style-name="P2">name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21.8cm" svg:y1="3.84cm" svg:x2="23.045cm" svg:y2="3.683cm" draw:start-shape="id25" draw:start-glue-point="1" draw:end-shape="id26" draw:end-glue-point="3" svg:d="M21800 3840h622v-157h623" svg:viewBox="0 0 1246 158">
          <text:p/>
        </draw:connector>
        <draw:connector draw:style-name="gr14" draw:text-style-name="P6" draw:layer="layout" svg:x1="24.422cm" svg:y1="4.343cm" svg:x2="24.377cm" svg:y2="5.4cm" draw:start-shape="id26" draw:start-glue-point="2" draw:end-shape="id27" draw:end-glue-point="0" svg:d="M24422 4343v529h-45v528" svg:viewBox="0 0 46 1058">
          <text:p/>
        </draw:connector>
        <draw:custom-shape draw:style-name="gr35" draw:text-style-name="P2" xml:id="id28" draw:id="id28" draw:layer="layout" svg:width="2.355cm" svg:height="1.72cm" svg:x="23.2cm" svg:y="7.88cm">
          <text:p text:style-name="P2">Country</text:p>
          <text:p text:style-name="P2">name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24.377cm" svg:y1="6.92cm" svg:x2="24.377cm" svg:y2="7.88cm" draw:start-shape="id27" draw:start-glue-point="2" draw:end-shape="id28" draw:end-glue-point="0" svg:d="M24377 6920v960" svg:viewBox="0 0 1 961">
          <text:p/>
        </draw:connector>
        <draw:custom-shape draw:style-name="gr36" draw:text-style-name="P2" xml:id="id29" draw:id="id29" draw:layer="layout" svg:width="3.555cm" svg:height="2cm" svg:x="0.845cm" svg:y="9.8cm">
          <text:p text:style-name="P2">Profile</text:p>
          <text:p text:style-name="P2">pic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2.622cm" svg:y1="9.8cm" svg:x2="10.6cm" svg:y2="3.926cm" draw:start-shape="id29" draw:start-glue-point="0" draw:end-shape="id23" draw:end-glue-point="3" svg:d="M2622 9800v-5874h7978" svg:viewBox="0 0 7979 5875">
          <text:p/>
        </draw:connector>
        <draw:connector draw:style-name="gr23" draw:text-style-name="P6" draw:layer="layout" draw:type="line" svg:x1="2.622cm" svg:y1="11.8cm" svg:x2="4.7cm" svg:y2="14.201cm" draw:start-shape="id29" draw:start-glue-point="2" draw:end-shape="id18" draw:end-glue-point="0" svg:d="M2622 11800l2078 2401" svg:viewBox="0 0 2079 2402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1.6cm" svg:y="0.493cm" presentation:class="title" presentation:user-transformed="true">
          <draw:text-box>
            <text:p>Devic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style-name="gr37" draw:text-style-name="P2" draw:layer="layout" svg:width="7.999cm" svg:height="4.999cm" svg:x="9.601cm" svg:y="14.201cm">
          <text:p text:style-name="P2">Serial.h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7.999cm" svg:height="4.999cm" svg:x="17.8cm" svg:y="8cm">
          <text:p text:style-name="P2">Dispense.h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7.999cm" svg:height="4.999cm" svg:x="18.801cm" svg:y="13.801cm">
          <text:p text:style-name="P2">ROM.h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7.999cm" svg:height="4.999cm" svg:x="8.001cm" svg:y="3.6cm">
          <text:p text:style-name="P2">Main.h</text:p>
          <text:p text:style-name="P2"/>
          <text:p text:style-name="P2"/>
          <text:p text:style-name="P2">_______________</text:p>
          <text:p text:style-name="P2">Setup</text:p>
          <text:p text:style-name="P2">Loop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8.2cm" svg:height="4.999cm" svg:x="17.2cm" svg:y="1.801cm">
          <text:p text:style-name="P2">WiFi.h</text:p>
          <text:p text:style-name="P2">request();</text:p>
          <text:p text:style-name="P2">my_ip();</text:p>
          <text:p text:style-name="P2">ensure_connect();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5.2cm" svg:height="4cm" svg:x="2cm" svg:y="6cm">
          <text:p text:style-name="P2">Browser.h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7.999cm" svg:height="4.999cm" svg:x="0.8cm" svg:y="13.8cm">
          <text:p text:style-name="P2">Server.h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2.8cm" svg:y1="7.6cm" svg:x2="18.8cm" svg:y2="5cm">
          <text:p text:style-name="P2">en_con</text:p>
        </draw:line>
        <draw:line draw:style-name="gr13" draw:text-style-name="P6" draw:layer="layout" svg:x1="12.8cm" svg:y1="7.6cm" svg:x2="6.8cm" svg:y2="15.2cm">
          <text:p text:style-name="P2"/>
          <text:p text:style-name="P2">service(client)</text:p>
        </draw:line>
        <draw:line draw:style-name="gr13" draw:text-style-name="P6" draw:layer="layout" svg:x1="12.8cm" svg:y1="7.6cm" svg:x2="14cm" svg:y2="11.6cm">
          <text:p text:style-name="P2">dispensing_for, DF_NONE</text:p>
        </draw:line>
        <draw:line draw:style-name="gr13" draw:text-style-name="P6" draw:layer="layout" svg:x1="4.2cm" svg:y1="8cm" svg:x2="-6.6cm" svg:y2="8.164cm">
          <text:p text:style-name="P2"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1T22:55:59.964466094</meta:creation-date>
    <meta:editing-duration>PT1H26M41S</meta:editing-duration>
    <meta:editing-cycles>6</meta:editing-cycles>
    <meta:generator>LibreOffice/6.0.7.3$Linux_X86_64 LibreOffice_project/00m0$Build-3</meta:generator>
    <dc:title>Impress</dc:title>
    <dc:date>2020-07-22T18:17:36.573393586</dc:date>
    <meta:document-statistic meta:object-count="139"/>
  </office:meta>
</office:document-meta>
</file>